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 Rewrite - Section 06</text:p>
      <text:p text:style-name="P1"/>
      <text:p text:style-name="P1">Rewrite Part 4</text:p>
      <text:p text:style-name="P2">“Erribody talks. But not everybody doesn't need to be attentive to themselves. Although everyone wishes to draw attention to themselves and ultimately their own personal desires.” Blockchain Glockson</text:p>
      <text:p text:style-name="P2"/>
      <text:p text:style-name="P2">Doc Glockson never wanted to draw attention to the fact that he was so knowledgeable in affairs of people's concerns and wants nor to the fact that his way of doing things was not the way people ordinarily did things. He was a bit of an outcast but stuck close to his groups and organizations. He was not concerned with social niceties but always wore a necktie he explained signified his nice demeanor. He was a good talker but never stuck around long enough for it to matter much.</text:p>
      <text:p text:style-name="P2"/>
      <text:p text:style-name="P2">Doc walked to and from his job at the fusion accelerator everyday wishing there was some way he could eventually find a method to get out of his current predicament. Unbeknowst to him, his wish would shape his future and the very world around him. He was ultimately concerned with being a bigger part of life and an actual driving force within a story. His story he knew was just beginning.</text:p>
      <text:p text:style-name="P2"/>
      <text:p text:style-name="P2">The next day he walked by a newly erected well with several men around it inspecting the scene for unusual anomalies. Or so they claimed. They were very clearly government. Caucasian with some bizarre traits. They could be operating out of a temporary location. Possibly from another nation to begin. These suits often were learned.</text:p>
      <text:p text:style-name="P2"/>
      <text:p text:style-name="P1">Part 5</text:p>
      <text:p text:style-name="P2">Nothing came of it. It turns out they were contractors for a plant based just up north, and from out of the area originally. They had papers to prove it and everything. The odds of it actually panning out to anything significant was minimal. Government was unlikely to say the least. </text:p>
      <text:p text:style-name="P2"/>
      <text:p text:style-name="P2">The well was some sort of sculpture for the students of the arts from the college it was based in. He hadn't noticed nor had he given much thought to this particular way he walked that day, and the few time he had taken it in the past he had almost no recollection of. </text:p>
      <text:p text:style-name="P2"/>
      <text:p text:style-name="P1">Part 6</text:p>
      <text:p text:style-name="P2">The absence of detail and ordinary phenomena and inhibition of knowledge and understanding. Why the fuck was this place so shitty and mundane. It was on everyone's minds but no one ever spoke of it and in all likelyhood, it was causing a stir at this point. His dreams were turning feverish and he knew something was coming, regardless of whether or not it was consistent with the prophecy or not. Which would only mean there was another factor to consider. What was it, and why do they even think this way. He stormed into the house of the fortune teller, demanding explanation for her treachery. “This treachery, will not go unnoticed,” he said causing a commotion. She looked disgruntled but otherwise unphased. Whether or not that was her years of discipline or careful control, he couldn't tell. The following day he died of a heart <text:soft-page-break/>attack. A horrified expression was wrought upon his face in his passing moments.</text:p>
      <text:p text:style-name="P2"/>
      <text:p text:style-name="P1">Part 7</text:p>
      <text:p text:style-name="P2">The fusion accelerator shut down shortly thereafter, and became an abandoned swamp facility for the following millennia. Before the planet succumbed to nuclear fallout after an era of warfare. Eons passed an the planet was terraformed into a barren landscape, sparse, lifeless and without any traces of ether. A large expanse of desert coated the upper hemisphere in a seemingly endless landscape.</text:p>
      <text:p text:style-name="P2"/>
      <text:p text:style-name="P2">A few alien explorers entered the nearly unchanged land, billions of years in the future and die horribly in the desert. There ship orbiting overhead for the next couple eons, before disintegrating to ash.</text:p>
      <text:p text:style-name="P2"/>
      <text:p text:style-name="P1">Part 8</text:p>
      <text:p text:style-name="P2">Shortly after the heat death of the entire universe, being from another dimension traversed a boundary layer into another era. A deep symbol of a well appears and kills them. A woman appears with a yellow halo and attempts to harness the symbol, but has vastly insufficient power and dies horribly. She is forgotten and unknown to all. The nothing that remains fuses into a being after an eternity of cleansing and takes the symbol and several unbinded meanings floating around near the energy source close to the boundary layer. It disappears. Nothing is known about it.</text:p>
      <text:p text:style-name="P2"/>
      <text:p text:style-name="P1">Part 9</text:p>
      <text:p text:style-name="P2">An innumerable number of eons pass and a cube appears whose core meaning is context. The cube speaks to the owner, telling of the surrounding things that have happened that constituted the creation of a well symbol long ago. The owner asks of its true significance. There was almost nothing significant of any capacity in that set area during that era, it responds. The owner resigns himself to doing something else. The surrounding things that have happened that constituted the creation of the well symbol are forgotten.</text:p>
      <text:p text:style-name="P2"/>
      <text:p text:style-name="P1">Part 10</text:p>
      <text:p text:style-name="P2">N. Incro pulls out his .45 caliber assault cannon CQC style with his 'tac-rapier' and is about to take aim, shortly before internally combusting from a gastric illness. He horrifically burns up, collapsing, screaming to the ground. He is all but forgotten. The instigators are burned at the st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4:24:31.71</meta:creation-date>
    <dc:date>2024-06-02T13:45:30.75</dc:date>
    <meta:editing-duration>P4DT22H27M46S</meta:editing-duration>
    <meta:editing-cycles>11</meta:editing-cycles>
    <meta:generator>OpenOffice/4.1.12$Win32 OpenOffice.org_project/4112m1$Build-9809</meta:generator>
    <meta:document-statistic meta:table-count="0" meta:image-count="0" meta:object-count="0" meta:page-count="2" meta:paragraph-count="20" meta:word-count="857" meta:character-count="4940"/>
  </office:meta>
</office:document-meta>
</file>